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Wingdings" svg:font-family="Wingdings, Wingdings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4mm"/>
    </style:style>
    <style:style style:name="co2" style:family="table-column">
      <style:table-column-properties fo:break-before="auto" style:column-width="65.92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start" fo:margin-left="3.53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>
      <style:table-cell-properties fo:background-color="#66ccff"/>
      <style:map style:condition="cell-content()=não iniciado" style:apply-style-name="Não_20_Iniciado" style:base-cell-address="Sheet1.D2"/>
      <style:map style:condition="cell-content()=em andamento" style:apply-style-name="Em_20_Andamento" style:base-cell-address="Sheet1.D2"/>
      <style:map style:condition="cell-content()=concluído" style:apply-style-name="Concluído" style:base-cell-address="Sheet1.D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map style:condition="cell-content()=não iniciado" style:apply-style-name="Não_20_Iniciado" style:base-cell-address="Sheet1.D2"/>
      <style:map style:condition="cell-content()=em andamento" style:apply-style-name="Em_20_Andamento" style:base-cell-address="Sheet1.D2"/>
      <style:map style:condition="cell-content()=concluído" style:apply-style-name="Concluído" style:base-cell-address="Sheet1.D2"/>
    </style:style>
    <style:style style:name="ce7" style:family="table-cell" style:parent-style-name="Default">
      <style:map style:condition="cell-content()=não iniciado" style:apply-style-name="Não_20_Iniciado" style:base-cell-address="Sheet1.D2"/>
      <style:map style:condition="cell-content()=em andamento" style:apply-style-name="Em_20_Andamento" style:base-cell-address="Sheet1.D2"/>
      <style:map style:condition="cell-content()=concluído" style:apply-style-name="Concluído" style:base-cell-address="Sheet1.D2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9999ff"/>
    </style:style>
  </office:automatic-styles>
  <office:body>
    <office:spreadsheet>
      <table:content-validations>
        <table:content-validation table:name="val1" table:condition="of:cell-content-is-in-list(Status)" table:allow-empty-cell="true" table:display-list="unsorted" table:base-cell-address="Sheet1.D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lement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-group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0</text:p>
            </table:table-cell>
            <table:table-cell table:style-name="ce4" office:value-type="string" calcext:value-type="string">
              <text:p>Header</text:p>
            </table:table-cell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1</text:p>
            </table:table-cell>
            <table:table-cell table:style-name="ce4" office:value-type="string" calcext:value-type="string">
              <text:p>Trailer</text:p>
            </table:table-cell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  <table:table-row table:style-name="ro1">
            <table:table-cell table:style-name="ce3" office:value-type="string" calcext:value-type="string">
              <text:p>JFT</text:p>
            </table:table-cell>
            <table:table-cell table:style-name="ce4" office:value-type="string" calcext:value-type="string">
              <text:p>1.2</text:p>
            </table:table-cell>
            <table:table-cell table:style-name="ce4"/>
            <table:table-cell table:style-name="ce6" table:content-validation-name="val1" office:value-type="string" calcext:value-type="string">
              <text:p>Não Iniciado</text:p>
            </table:table-cell>
            <table:table-cell table:style-name="ce4" table:number-columns-repeated="1020"/>
          </table:table-row>
        </table:table-row-group>
        <table:table-row table:style-name="ro1">
          <table:table-cell table:style-name="ce3"/>
          <table:table-cell table:style-name="ce4" table:number-columns-repeated="2"/>
          <table:table-cell table:style-name="ce6" table:content-validation-name="val1"/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Session Layer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0</text:p>
          </table:table-cell>
          <table:table-cell office:value-type="string" calcext:value-type="string">
            <text:p>Heartbea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1</text:p>
          </table:table-cell>
          <table:table-cell office:value-type="string" calcext:value-type="string">
            <text:p>Log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2</text:p>
          </table:table-cell>
          <table:table-cell office:value-type="string" calcext:value-type="string">
            <text:p>Logou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3</text:p>
          </table:table-cell>
          <table:table-cell office:value-type="string" calcext:value-type="string">
            <text:p>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4</text:p>
          </table:table-cell>
          <table:table-cell office:value-type="string" calcext:value-type="string">
            <text:p>Resend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5</text:p>
          </table:table-cell>
          <table:table-cell office:value-type="string" calcext:value-type="string">
            <text:p>SequenceRese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6</text:p>
          </table:table-cell>
          <table:table-cell office:value-type="string" calcext:value-type="string">
            <text:p>Test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7</text:p>
          </table:table-cell>
          <table:table-cell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 office:value-type="string" calcext:value-type="string">
            <text:p>1.3.8</text:p>
          </table:table-cell>
          <table:table-cell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style-name="ce2"/>
          <table:table-cell table:style-name="ce2" office:value-type="string" calcext:value-type="string">
            <text:p>Application Level Messages</text:p>
          </table:table-cell>
          <table:table-cell table:style-name="ce5" table:content-validation-name="val1" office:value-type="string" calcext:value-type="string">
            <text:p>Em Andamento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llocationInstructi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llocation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pplicationMessage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pplicationMessag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ApplicationMessageRequestAck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BusinessMessage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Execution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NewOrderCross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NewOrderSingle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OrderCancel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OrderCancelReplac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OrderCancel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PositionMaintenance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PositionMaintenanc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Cancel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RequestRejec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QuoteStatusRepor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SecurityDefinition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FT</text:p>
          </table:table-cell>
          <table:table-cell/>
          <table:table-cell office:value-type="string" calcext:value-type="string">
            <text:p>SecurityDefinitionRequest</text:p>
          </table:table-cell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 office:value-type="string" calcext:value-type="string">
            <text:p>Não Inici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>
            <text:p>JFT</text:p>
          </table:table-cell>
          <table:table-cell table:number-columns-repeated="2"/>
          <table:table-cell table:style-name="ce7" table:content-validation-name="val1"/>
          <table:table-cell table:number-columns-repeated="1020"/>
        </table:table-row>
        <table:table-row table:style-name="ro1" table:number-rows-repeated="1048474">
          <table:table-cell table:number-columns-repeated="3"/>
          <table:table-cell table:content-validation-name="val1"/>
          <table:table-cell table:number-columns-repeated="1020"/>
        </table:table-row>
        <table:table-row table:style-name="ro1">
          <table:table-cell table:number-columns-repeated="3"/>
          <table:table-cell table:content-validation-name="val1"/>
          <table:table-cell table:number-columns-repeated="1020"/>
        </table:table-row>
        <calcext:conditional-formats>
          <calcext:conditional-format calcext:target-range-address="Sheet1.D2:Sheet1.D101">
            <calcext:condition calcext:apply-style-name="Não Iniciado" calcext:value="=não iniciado" calcext:base-cell-address="Sheet1.D2"/>
            <calcext:condition calcext:apply-style-name="Em Andamento" calcext:value="=em andamento" calcext:base-cell-address="Sheet1.D2"/>
            <calcext:condition calcext:apply-style-name="Concluído" calcext:value="=concluído" calcext:base-cell-address="Sheet1.D2"/>
          </calcext:conditional-format>
        </calcext:conditional-formats>
      </table:table>
      <table:table table:name="Dados" table:style-name="ta1">
        <table:table-column table:style-name="co4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Não Iniciado</text:p>
          </table:table-cell>
        </table:table-row>
        <table:table-row table:style-name="ro1">
          <table:table-cell table:style-name="ce9" office:value-type="string" calcext:value-type="string">
            <text:p>Em Andamento</text:p>
          </table:table-cell>
        </table:table-row>
        <table:table-row table:style-name="ro1">
          <table:table-cell table:style-name="ce10" office:value-type="string" calcext:value-type="string">
            <text:p>Concluído</text:p>
          </table:table-cell>
        </table:table-row>
      </table:table>
      <table:named-expressions/>
      <table:database-ranges>
        <table:database-range table:name="Status" table:target-range-address="Dados.A2:Dados.A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Wingdings" svg:font-family="Wingdings, Wingdings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ão_20_Iniciado" style:display-name="Não Iniciado" style:family="table-cell" style:parent-style-name="Default">
      <style:table-cell-properties fo:background-color="#ff3300"/>
    </style:style>
    <style:style style:name="Em_20_Andamento" style:display-name="Em Andamento" style:family="table-cell" style:parent-style-name="Default">
      <style:table-cell-properties fo:background-color="#ffff66"/>
    </style:style>
    <style:style style:name="Concluído" style:family="table-cell" style:parent-style-name="Default">
      <style:table-cell-properties fo:background-color="#9999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22:03:41.0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7:32:32.253000000</meta:creation-date>
    <dc:date>2015-08-14T10:19:02.738000000</dc:date>
    <meta:editing-duration>P5DT20H21M41S</meta:editing-duration>
    <meta:editing-cycles>3</meta:editing-cycles>
    <meta:generator>LibreOffice/4.4.1.2$Windows_x86 LibreOffice_project/45e2de17089c24a1fa810c8f975a7171ba4cd432</meta:generator>
    <meta:document-statistic meta:table-count="2" meta:cell-count="193" meta:object-count="0"/>
  </office:meta>
</office:document-meta>
</file>